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 style:list-style-name="L1">
      <style:text-properties style:text-underline-style="none"/>
    </style:style>
    <style:style style:name="P4" style:family="paragraph" style:parent-style-name="Standard">
      <style:text-properties fo:font-size="16pt" style:text-underline-style="none" style:font-size-asian="16pt" style:font-size-complex="16pt"/>
    </style:style>
    <style:style style:name="P5" style:family="paragraph" style:parent-style-name="Standard"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6"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8">
      <style:text-properties fo:font-size="12pt" style:text-underline-style="none" style:font-size-asian="12pt" style:font-size-complex="12pt"/>
    </style:style>
    <style:style style:name="P8" style:family="paragraph" style:parent-style-name="Standard" style:list-style-name="L9"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10">
      <style:text-properties fo:font-size="12pt" style:text-underline-style="none" style:font-size-asian="12pt" style:font-size-complex="12pt"/>
    </style:style>
    <style:style style:name="P10" style:family="paragraph" style:parent-style-name="Standard" style:list-style-name="L5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8447666318895070" text:style-name="L5">
        <text:list-item>
          <text:p text:style-name="P10"><text:span text:style-name="T1">Sprint drugi:</text:span></text:p>
        </text:list-item>
      </text:list>
      <text:p text:style-name="P1"/>
      <text:p text:style-name="P4">Cele:</text:p>
      <text:list xml:id="list173410294618917263" text:style-name="L1">
        <text:list-item>
          <text:p text:style-name="P3">Podanie słów kluczowych dla każdej kategorii</text:p>
        </text:list-item>
        <text:list-item>
          <text:p text:style-name="P3">Stworzenie funkcji szukającej podanego słowa w tekście</text:p>
        </text:list-item>
        <text:list-item>
          <text:p text:style-name="P3">Stworzenie funkcji szukającej każdego z podanych słów w tekście</text:p>
        </text:list-item>
        <text:list-item>
          <text:p text:style-name="P3">Stworzenie funkcji zamykającej plik</text:p>
        </text:list-item>
      </text:list>
      <text:p text:style-name="P2"/>
      <text:p text:style-name="P2"/>
      <text:p text:style-name="P2"/>
      <text:p text:style-name="P4">Zadania:</text:p>
      <text:list xml:id="list3377196999813223448" text:style-name="L6">
        <text:list-item>
          <text:p text:style-name="P6">Podanie słów kluczowych dla każdej kategorii:</text:p>
          <text:p text:style-name="P6"/>
          <text:p text:style-name="P6"/>
          <text:p text:style-name="P6">-Wymyślenie i przyporządkowanie do każdej kategorii słów-kluczy</text:p>
        </text:list-item>
      </text:list>
      <text:p text:style-name="P5"/>
      <text:p text:style-name="P5"><text:tab/><text:tab/>Osoba odpowiedzialna: Krzysztof Kaplyta, Iga Zieja</text:p>
      <text:p text:style-name="P5"><text:tab/><text:tab/>Czas realizacji: 19.05.16</text:p>
      <text:p text:style-name="P5"/>
      <text:p text:style-name="P5"><text:tab/>-Zapisanie słów kluczy w odpowiednim dokumencie w repozytorium</text:p>
      <text:p text:style-name="P5"/>
      <text:p text:style-name="P5"><text:tab/><text:tab/>Osoba odpowiedzialna: Jakub Kisiel</text:p>
      <text:p text:style-name="P5"><text:tab/><text:tab/>Czas realizacji: 19.05.16<text:tab/></text:p>
      <text:p text:style-name="P5"/>
      <text:list xml:id="list3744792748572384345" text:style-name="L8">
        <text:list-item>
          <text:p text:style-name="P7">Stworzenie funkcji szukającej podanego słowa w tekście:</text:p>
        </text:list-item>
      </text:list>
      <text:p text:style-name="P5"/>
      <text:p text:style-name="P5"/>
      <text:p text:style-name="P5"><text:tab/>-Stworzenie deklaracji funkcji w pliku zawierającym deklaracje funkcji</text:p>
      <text:p text:style-name="P5"/>
      <text:p text:style-name="P5"><text:tab/><text:tab/>Osoba odpowiedzialna: Zofia Trzaskalik</text:p>
      <text:p text:style-name="P5"><text:tab/><text:tab/>Czas realizacji: 17.05.16</text:p>
      <text:p text:style-name="P5"/>
      <text:p text:style-name="P5"><text:tab/>-Dodanie możliwości przetestowanie funkcji w pliku main</text:p>
      <text:p text:style-name="P5"/>
      <text:p text:style-name="P5"><text:tab/><text:tab/>Osoba odpowiedzialna: Zofia Trzaskalik</text:p>
      <text:p text:style-name="P5"><text:tab/><text:tab/>Czas realizacji: 17.05.16</text:p>
      <text:p text:style-name="P5"/>
      <text:p text:style-name="P5"><text:tab/>-Stworzenie definicji funkcji w pliku zawierającym definicje funkcji </text:p>
      <text:p text:style-name="P5"/>
      <text:p text:style-name="P5"><text:tab/><text:tab/>Osoba odpowiedzialna: Zofia Trzaskalik</text:p>
      <text:p text:style-name="P5"><text:tab/><text:tab/>Czas realizacji: 17.05.16</text:p>
      <text:p text:style-name="P5"/>
      <text:list xml:id="list7102818192272232675" text:style-name="L9">
        <text:list-item>
          <text:p text:style-name="P8">Stworzenie funkcji szukającej każdego z podanych słów w tekście:</text:p>
        </text:list-item>
      </text:list>
      <text:p text:style-name="P5"/>
      <text:p text:style-name="P5"><text:tab/></text:p>
      <text:p text:style-name="P5"><text:tab/>-Przerobienie funkcji szukającej słowa w tekście, tak żeby szukała każdego słowa po kolei</text:p>
      <text:p text:style-name="P5"/>
      <text:p text:style-name="P5"><text:tab/><text:tab/>Osoba odpowiedzialna: Zofia Trzaskalik, Kamil Machoń</text:p>
      <text:p text:style-name="P5"><text:tab/><text:tab/>Czas realizacji: 18.05.16</text:p>
      <text:p text:style-name="P5"/>
      <text:p text:style-name="P5"/>
      <text:p text:style-name="P5"><text:soft-page-break/><text:tab/>-Stworzenie tablicy na wpisywane słowa przez użytkownika</text:p>
      <text:p text:style-name="P5"/>
      <text:p text:style-name="P5"><text:tab/><text:tab/>Osoba odpowiedzialna: Zofia Trzaskalik, Kamil Machoń</text:p>
      <text:p text:style-name="P5"><text:tab/><text:tab/>Czas realizacji: 18.05.16</text:p>
      <text:p text:style-name="P5"/>
      <text:p text:style-name="P5"><text:tab/>-Przetestowanie funkcji</text:p>
      <text:p text:style-name="P5"/>
      <text:p text:style-name="P5"><text:tab/><text:tab/>Osoba odpowiedzialna: Zofia Trzaskalik, Kamil Machoń</text:p>
      <text:p text:style-name="P5"><text:tab/><text:tab/>Czas realizacji: 18.05.16</text:p>
      <text:p text:style-name="P5"/>
      <text:p text:style-name="P5"/>
      <text:list xml:id="list1193390207287361932" text:style-name="L10">
        <text:list-item>
          <text:p text:style-name="P9">Stworzenie funkcji zamykającej plik</text:p>
        </text:list-item>
      </text:list>
      <text:p text:style-name="P5"/>
      <text:p text:style-name="P5"><text:tab/>-Przetestowanie programu i poprawienie ew. błędów</text:p>
      <text:p text:style-name="P5"/>
      <text:p text:style-name="P5"><text:tab/><text:tab/>Osoba odpowiedzialna: Jakub Kisiel</text:p>
      <text:p text:style-name="P5"><text:tab/><text:tab/>Czas realizacji: 19.05.16</text:p>
      <text:p text:style-name="P2"/>
      <text:list xml:id="list33712661" text:continue-list="list173410294618917263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  Machoń</meta:initial-creator>
    <meta:creation-date>2016-06-01T13:31:36.56</meta:creation-date>
    <meta:document-statistic meta:table-count="0" meta:image-count="0" meta:object-count="0" meta:page-count="2" meta:paragraph-count="39" meta:word-count="202" meta:character-count="1625"/>
    <dc:date>2016-06-01T13:52:19.39</dc:date>
    <dc:creator>Kamil  Machoń</dc:creator>
    <meta:editing-duration>PT5M25S</meta:editing-duration>
    <meta:editing-cycles>1</meta:editing-cycles>
    <meta:generator>OpenOffice/4.1.2$Win32 OpenOffice.org_project/412m3$Build-9782</meta:generator>
  </office:meta>
</office:document-meta>
</file>